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75cm" fo:min-width="8.2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5cm" fo:min-width="8.2cm"/>
      <style:paragraph-properties style:writing-mode="lr-tb"/>
    </style:style>
    <style:style style:name="gr4" style:family="graphic" style:parent-style-name="objectwithoutfill">
      <style:graphic-properties draw:stroke="solid" draw:stroke-dash="Fine_20_Dashed" draw:marker-end="Rounded_20_short_20_Arrow" draw:marker-end-width="0.508cm" draw:fill="none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cm" svg:height="2cm" svg:x="10cm" svg:y="2cm"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7.2cm" svg:height="2.5cm" svg:x="10cm" svg:y="4cm">
          <text:p text:style-name="P3">&lt;&lt;get&gt;&gt;Name:String</text:p>
          <text:p text:style-name="P3">&lt;&lt;get&gt;&gt;Id:i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7cm" svg:height="2cm" svg:x="4.8cm" svg:y="9.5cm">
          <text:p text:style-name="P1">Studen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7cm" svg:height="2.5cm" svg:x="4.8cm" svg:y="11.5cm">
          <text:p text:style-name="P3">&lt;&lt;get&gt;&gt;MatriculationYear:int</text:p>
          <text:p text:style-name="P3">ToString():Strin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2cm" svg:height="2cm" svg:x="15.8cm" svg:y="9.5cm">
          <text:p text:style-name="P1">Teacher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7.2cm" svg:height="2.5cm" svg:x="15.8cm" svg:y="11.5cm">
          <text:p text:style-name="P3">&lt;&lt;get&gt;&gt;Courses:String[]</text:p>
          <text:p text:style-name="P3">ToString():String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347cm" svg:y1="8cm" svg:x2="13.347cm" svg:y2="6.5cm">
          <text:p/>
        </draw:line>
        <draw:line draw:style-name="gr5" draw:text-style-name="P5" draw:layer="layout" svg:x1="8.5cm" svg:y1="8cm" svg:x2="19cm" svg:y2="8cm">
          <text:p/>
        </draw:line>
        <draw:line draw:style-name="gr5" draw:text-style-name="P5" draw:layer="layout" svg:x1="8.5cm" svg:y1="9.5cm" svg:x2="8.5cm" svg:y2="8cm">
          <text:p/>
        </draw:line>
        <draw:line draw:style-name="gr5" draw:text-style-name="P5" draw:layer="layout" svg:x1="19cm" svg:y1="9.5cm" svg:x2="19cm" svg:y2="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1H44S</meta:editing-duration>
    <meta:editing-cycles>19</meta:editing-cycles>
    <meta:generator>LibreOffice/6.4.6.2$Linux_X86_64 LibreOffice_project/40$Build-2</meta:generator>
    <dc:date>2021-03-07T12:59:39.643602134</dc:date>
    <meta:document-statistic meta:object-count="10"/>
  </office:meta>
</office:document-meta>
</file>